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2665" officeooo:paragraph-rsid="00022665"/>
    </style:style>
    <style:style style:name="P2" style:family="paragraph" style:parent-style-name="Standard">
      <style:text-properties fo:language="en" fo:country="US" officeooo:rsid="00022665" officeooo:paragraph-rsid="00036e09"/>
    </style:style>
    <style:style style:name="P3" style:family="paragraph" style:parent-style-name="Standard">
      <style:text-properties fo:language="en" fo:country="US" officeooo:rsid="00022665" officeooo:paragraph-rsid="0004d9cf"/>
    </style:style>
    <style:style style:name="P4" style:family="paragraph" style:parent-style-name="Standard">
      <style:text-properties fo:language="en" fo:country="US" officeooo:rsid="00036e09" officeooo:paragraph-rsid="00036e09"/>
    </style:style>
    <style:style style:name="P5" style:family="paragraph" style:parent-style-name="Standard">
      <style:text-properties fo:language="en" fo:country="US" officeooo:rsid="00038dbd" officeooo:paragraph-rsid="00038dbd"/>
    </style:style>
    <style:style style:name="P6" style:family="paragraph" style:parent-style-name="Standard">
      <style:text-properties fo:language="en" fo:country="US" officeooo:rsid="0004d9cf" officeooo:paragraph-rsid="0004d9cf"/>
    </style:style>
    <style:style style:name="P7" style:family="paragraph" style:parent-style-name="Standard">
      <style:text-properties fo:language="en" fo:country="US" officeooo:rsid="0007f603" officeooo:paragraph-rsid="0007f603"/>
    </style:style>
    <style:style style:name="P8" style:family="paragraph" style:parent-style-name="Standard">
      <style:text-properties fo:language="en" fo:country="US" officeooo:rsid="0008359a" officeooo:paragraph-rsid="0008359a"/>
    </style:style>
    <style:style style:name="P9" style:family="paragraph" style:parent-style-name="Standard">
      <style:text-properties style:font-name="Courier New" fo:language="en" fo:country="US" officeooo:rsid="00036e09" officeooo:paragraph-rsid="00036e09" fo:background-color="transparent"/>
    </style:style>
    <style:style style:name="P10" style:family="paragraph" style:parent-style-name="Standard">
      <style:text-properties style:font-name="Courier New" fo:font-size="10pt" fo:language="en" fo:country="US" officeooo:rsid="00022665" officeooo:paragraph-rsid="00022665" fo:background-color="#dddddd" style:font-size-asian="10pt" style:font-size-complex="10pt"/>
    </style:style>
    <style:style style:name="P11" style:family="paragraph" style:parent-style-name="Standard">
      <style:text-properties style:font-name="Courier New" fo:font-size="10pt" fo:language="en" fo:country="US" officeooo:rsid="0004d9cf" officeooo:paragraph-rsid="0004d9cf" fo:background-color="#dddddd" style:font-size-asian="10pt" style:font-size-complex="10pt"/>
    </style:style>
    <style:style style:name="P12" style:family="paragraph" style:parent-style-name="Standard">
      <style:text-properties officeooo:paragraph-rsid="0008359a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text-properties style:font-name="Liberation Sans" fo:font-size="16pt" fo:font-weight="bold" officeooo:rsid="0008359a" officeooo:paragraph-rsid="0008359a" style:font-name-asian="Microsoft YaHei" style:font-size-asian="16pt" style:font-weight-asian="bold" style:font-name-complex="Lucida Sans" style:font-size-complex="16pt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style:text-underline-style="solid" style:text-underline-width="auto" style:text-underline-color="font-color"/>
    </style:style>
    <style:style style:name="P21" style:family="paragraph" style:parent-style-name="Heading_20_3" style:list-style-name=""/>
    <style:style style:name="P22" style:family="paragraph" style:parent-style-name="Heading_20_3">
      <style:text-properties fo:language="en" fo:country="US" officeooo:rsid="0008359a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Standard" style:list-style-name="L1">
      <style:text-properties fo:language="en" fo:country="US" officeooo:rsid="00036e09" officeooo:paragraph-rsid="00036e09"/>
    </style:style>
    <style:style style:name="P25" style:family="paragraph" style:parent-style-name="Standard" style:list-style-name="L1">
      <style:text-properties fo:language="en" fo:country="US" officeooo:rsid="00038dbd" officeooo:paragraph-rsid="00038dbd"/>
    </style:style>
    <style:style style:name="P26" style:family="paragraph" style:parent-style-name="Standard" style:list-style-name="L2">
      <style:text-properties fo:language="en" fo:country="US" officeooo:rsid="00079244" officeooo:paragraph-rsid="00079244"/>
    </style:style>
    <style:style style:name="P27" style:family="paragraph" style:parent-style-name="Standard" style:list-style-name="L2">
      <style:text-properties fo:language="en" fo:country="US" officeooo:rsid="0007f603" officeooo:paragraph-rsid="0007f6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c914" style:font-weight-asian="bold" style:font-weight-complex="bold"/>
    </style:style>
    <style:style style:name="T3" style:family="text">
      <style:text-properties fo:font-weight="bold" officeooo:rsid="0007f603" style:font-weight-asian="bold" style:font-weight-complex="bold"/>
    </style:style>
    <style:style style:name="T4" style:family="text">
      <style:text-properties fo:font-weight="bold" fo:background-color="#d4ea6b" loext:char-shading-value="0" style:font-weight-asian="bold" style:font-weight-complex="bold"/>
    </style:style>
    <style:style style:name="T5" style:family="text">
      <style:text-properties officeooo:rsid="00036e09"/>
    </style:style>
    <style:style style:name="T6" style:family="text">
      <style:text-properties officeooo:rsid="00038dbd"/>
    </style:style>
    <style:style style:name="T7" style:family="text">
      <style:text-properties fo:background-color="#dddddd" loext:char-shading-value="0"/>
    </style:style>
    <style:style style:name="T8" style:family="text">
      <style:text-properties style:font-name="Liberation Sans" fo:font-size="18.2000007629395pt" fo:font-weight="bold" officeooo:rsid="0004d9c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" style:family="text">
      <style:text-properties style:font-name="Liberation Sans" fo:font-size="14.1000003814697pt" fo:font-weight="bold" officeooo:rsid="000a0a41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0" style:family="text">
      <style:text-properties fo:language="en" fo:country="US" officeooo:rsid="0008359a"/>
    </style:style>
    <style:style style:name="T11" style:family="text">
      <style:text-properties fo:language="en" fo:country="US" officeooo:rsid="0008586c"/>
    </style:style>
    <style:style style:name="T12" style:family="text">
      <style:text-properties officeooo:rsid="0006c914"/>
    </style:style>
    <style:style style:name="T13" style:family="text">
      <style:text-properties officeooo:rsid="00079244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7f603"/>
    </style:style>
    <style:style style:name="T16" style:family="text">
      <style:text-properties fo:font-weight="normal" fo:background-color="#dddddd" loext:char-shading-value="0" style:font-weight-asian="normal" style:font-weight-complex="normal"/>
    </style:style>
    <style:style style:name="T17" style:family="text">
      <style:text-properties officeooo:rsid="0008359a"/>
    </style:style>
    <style:style style:name="T18" style:family="text">
      <style:text-properties officeooo:rsid="0008586c"/>
    </style:style>
    <style:style style:name="T19" style:family="text">
      <style:text-properties officeooo:rsid="000a0a4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bookmark-start text:name="__RefHeading___Toc203_3385743813"/>How to identify what kind of file (log file) <text:span text:style-name="T8">is this</text:span><text:bookmark-end text:name="__RefHeading___Toc203_3385743813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203_3385743813" text:style-name="Index_20_Link" text:visited-style-name="Index_20_Link">How to identify what kind of file (log file) is this<text:tab/>1</text:a></text:p>
          <text:p text:style-name="P14"><text:a xlink:type="simple" xlink:href="#__RefHeading___Toc205_3385743813" text:style-name="Index_20_Link" text:visited-style-name="Index_20_Link">Abstract<text:tab/>1</text:a></text:p>
          <text:p text:style-name="P14"><text:a xlink:type="simple" xlink:href="#__RefHeading___Toc207_3385743813" text:style-name="Index_20_Link" text:visited-style-name="Index_20_Link">Check file format<text:tab/>1</text:a></text:p>
          <text:p text:style-name="P15"><text:a xlink:type="simple" xlink:href="#__RefHeading___Toc209_3385743813" text:style-name="Index_20_Link" text:visited-style-name="Index_20_Link">Compressed BlackBox file<text:tab/>1</text:a></text:p>
          <text:p text:style-name="P15"><text:a xlink:type="simple" xlink:href="#__RefHeading___Toc211_3385743813" text:style-name="Index_20_Link" text:visited-style-name="Index_20_Link">BlackBox JSON file<text:tab/>2</text:a></text:p>
          <text:p text:style-name="P15"><text:a xlink:type="simple" xlink:href="#__RefHeading___Toc213_3385743813" text:style-name="Index_20_Link" text:visited-style-name="Index_20_Link">FDR log files<text:tab/>2</text:a></text:p>
          <text:p text:style-name="P15"><text:a xlink:type="simple" xlink:href="#__RefHeading___Toc215_3385743813" text:style-name="Index_20_Link" text:visited-style-name="Index_20_Link">Consolidated JSON log<text:tab/>2</text:a></text:p>
        </text:index-body>
      </text:table-of-content>
      <text:p text:style-name="P1"/>
      <text:h text:style-name="Heading_20_2" text:outline-level="2"><text:bookmark-start text:name="__RefHeading___Toc205_3385743813"/>Abstract<text:bookmark-end text:name="__RefHeading___Toc205_3385743813"/></text:h>
      <text:p text:style-name="P1">Parrot Anafi records flight logs in different formats. Some are <text:span text:style-name="T5">human</text:span> readable because the format is widely used JSON format (JavaScript Object Notification - <text:a xlink:type="simple" xlink:href="https://www.json.org/" text:style-name="Internet_20_link" text:visited-style-name="Visited_20_Internet_20_Link">https://www.json.org/</text:a> ). We can download the files from different location at the control device. But how to know what it is?</text:p>
      <text:p text:style-name="P1"/>
      <text:p text:style-name="P1">Many files have a so called file magic. Those are unique byte combinations at the beginning of a file or inside it. A good overview is here: <text:a xlink:type="simple" xlink:href="https://en.wikipedia.org/wiki/List_of_file_signatures" text:style-name="Internet_20_link" text:visited-style-name="Visited_20_Internet_20_Link">https://en.wikipedia.org/wiki/List_of_file_signatures</text:a></text:p>
      <text:p text:style-name="P1"/>
      <text:h text:style-name="Heading_20_2" text:outline-level="2"><text:bookmark-start text:name="__RefHeading___Toc207_3385743813"/>Check file format<text:bookmark-end text:name="__RefHeading___Toc207_3385743813"/></text:h>
      <text:p text:style-name="P1">If you want to know what kind of log file you have, you should open it in a text editor. I prefer “Notepad++”.</text:p>
      <text:p text:style-name="P1"/>
      <text:h text:style-name="Heading_20_3" text:outline-level="3"><text:bookmark-start text:name="__RefHeading___Toc209_3385743813"/><text:span text:style-name="T9">Compress</text:span>e<text:span text:style-name="T19">d</text:span> BlackBox file<text:bookmark-end text:name="__RefHeading___Toc209_3385743813"/></text:h>
      <text:p text:style-name="P2">If the file looks scrambled it may be a gzipped BlackBox JSON file.</text:p>
      <text:p text:style-name="P1"/>
      <text:p text:style-name="P4">If we open this file in a hex editor we find the file magic <text:span text:style-name="T1">1F 8B</text:span> for files packet with <text:span text:style-name="T1">gzip</text:span>.</text:p>
      <text:p text:style-name="P1"/>
      <text:p text:style-name="P10">Binary file found: D:\temp\7366a0b664ef8fa9346598348569c4ac.json</text:p>
      <text:p text:style-name="P10">2920 bytes</text:p>
      <text:p text:style-name="P10">Relative <text:s/>Bytes <text:s text:c="44"/>ASCII</text:p>
      <text:p text:style-name="P10">adress <text:s text:c="3"/>0 <text:s/>1 <text:s/>2 <text:s/>3 <text:s/>4 <text:s/>5 <text:s/>6 <text:s/>7 <text:s/>8 <text:s/>9 <text:s/>A <text:s/>B <text:s/>C <text:s/>D <text:s/>E <text:s/>F</text:p>
      <text:p text:style-name="P10">----------------------------------------------------------------------------</text:p>
      <text:p text:style-name="P10">00000000 <text:s/><text:span text:style-name="T4">1F 8B</text:span> 08 00 00 00 00 00 00 13 D5 9B 5B 6F 1B 47 <text:s text:c="2"/>............[o.G</text:p>
      <text:p text:style-name="P1"/>
      <text:p text:style-name="P4">If we unzip this file (I prefer “7zip”) we will probably get a BlackBox JSON file → see next.</text:p>
      <text:p text:style-name="P4"/>
      <text:h text:style-name="P21" text:outline-level="3"/>
      <text:h text:style-name="P23" text:outline-level="3"><text:bookmark-start text:name="__RefHeading___Toc211_3385743813"/>BlackBox JSON file<text:bookmark-end text:name="__RefHeading___Toc211_3385743813"/></text:h>
      <text:p text:style-name="P4">The file is a human readable file and starts with “datas_1Hz” element.</text:p>
      <text:p text:style-name="P9"><text:span text:style-name="T7">{</text:span><text:span text:style-name="T16">"datas_1Hz"</text:span><text:span text:style-name="T7">:[{"product_battery_voltage":6948,</text:span><text:span text:style-name="T14"> </text:span>…</text:p>
      <text:p text:style-name="P4"/>
      <text:p text:style-name="P4">The file contains four elements with data <text:span text:style-name="T6">and timestamp</text:span>:</text:p>
      <text:list xml:id="list1032379514" text:style-name="L1">
        <text:list-item>
          <text:p text:style-name="P24">datas_1Hz:<text:tab/><text:tab/>Battery volage, <text:span text:style-name="T6">GPS data, WiFi RSSI and MPP_pcmd data</text:span></text:p>
        </text:list-item>
        <text:list-item>
          <text:p text:style-name="P25">datas_5Hz:<text:tab/><text:tab/>Altitude, Device_pcmd, X, Y, Z angles and speed</text:p>
        </text:list-item>
        <text:list-item>
          <text:p text:style-name="P25">header: <text:tab/><text:tab/>Date/time, different meta data like serial numbers, firmware versions and so on, <text:span text:style-name="T17">will be put into meta data table.</text:span></text:p>
        </text:list-item>
        <text:list-item>
          <text:p text:style-name="P25">datas:<text:tab/><text:tab/>Different types of data fields like flying state, alert state, other states <text:tab/><text:tab/>and warnings, <text:span text:style-name="T15">remaining battery capacity etc.</text:span></text:p>
        </text:list-item>
      </text:list>
      <text:p text:style-name="P5"/>
      <text:p text:style-name="P5">Remark: datas_1Hz and datas_5Hz belongs only to the last 60 seconds of the recording. Recording is limited, I don’t know why.</text:p>
      <text:p text:style-name="P5"/>
      <text:p text:style-name="P12"><text:span text:style-name="T10">Files are readable with “ShowAnafiLog” </text:span><text:span text:style-name="T11">(from Version 2.0 on)</text:span><text:span text:style-name="T10">. Data will be put in a table with a lot of columns. Data values from “datas_1Hz”, “datas_5Hz” and “datas” will be synchronized in a time line. That means the values will copied from the previous data set until it changes.</text:span></text:p>
      <text:h text:style-name="P22" text:outline-level="3"/>
      <text:h text:style-name="Heading_20_3" text:outline-level="3"><text:bookmark-start text:name="__RefHeading___Toc213_3385743813"/>FDR log files<text:bookmark-end text:name="__RefHeading___Toc213_3385743813"/></text:h>
      <text:p text:style-name="P6">This is a file format that mixes binary and text. <text:span text:style-name="T12">It starts with file magic “</text:span><text:span text:style-name="T3">LOG</text:span><text:span text:style-name="T2">!</text:span><text:span text:style-name="T12">”</text:span></text:p>
      <text:p text:style-name="P6"/>
      <text:p text:style-name="P11">Binary file found: D:\Lazarus\ShowAnafiLog<text:span text:style-name="T15">\</text:span>FDR_000_20181206T203956+0100\log.bin</text:p>
      <text:p text:style-name="P11">62133882 bytes</text:p>
      <text:p text:style-name="P11">Relative <text:s/>Bytes <text:s text:c="44"/>ASCII</text:p>
      <text:p text:style-name="P11">adress <text:s text:c="3"/>0 <text:s/>1 <text:s/>2 <text:s/>3 <text:s/>4 <text:s/>5 <text:s/>6 <text:s/>7 <text:s/>8 <text:s/>9 <text:s/>A <text:s/>B <text:s/>C <text:s/>D <text:s/>E <text:s/>F</text:p>
      <text:p text:style-name="P11">----------------------------------------------------------------------------</text:p>
      <text:p text:style-name="P11">00000000 <text:s/><text:span text:style-name="T1">4C 4F 47 21</text:span> 03 00 00 00 00 00 00 00 1C 00 00 00 <text:s text:c="2"/><text:span text:style-name="T1">LOG!</text:span>............</text:p>
      <text:p text:style-name="P6"/>
      <text:p text:style-name="P6">Due to missing information about the format it cannot <text:span text:style-name="T17">be</text:span> decoded by “ShowAnafiLog” but a part of this file is readable and will be shown as meta data in a table.</text:p>
      <text:p text:style-name="P6"/>
      <text:h text:style-name="Heading_20_3" text:outline-level="3"><text:bookmark-start text:name="__RefHeading___Toc215_3385743813"/>Consolidated JSON log<text:bookmark-end text:name="__RefHeading___Toc215_3385743813"/></text:h>
      <text:p text:style-name="P6">This is a human readable file that starts with a JSON element depending on which OS your device has (Android or iOS).</text:p>
      <text:p text:style-name="P6"><text:span text:style-name="T7">{"details_headers":["time","battery_level","controller_gps_latitude"</text:span> …</text:p>
      <text:p text:style-name="P7">or</text:p>
      <text:p text:style-name="P7"><text:span text:style-name="T7">{"controller_model":"RC,Skycontroller 3",</text:span> ...</text:p>
      <text:p text:style-name="P7"/>
      <text:p text:style-name="P6">It consists <text:span text:style-name="T13">meta data in the root of the JSON object and data sets:</text:span></text:p>
      <text:list xml:id="list3375310649" text:style-name="L2">
        <text:list-item>
          <text:p text:style-name="P26">details_headers:<text:tab/><text:span text:style-name="T15">Definition what data are in (columns)</text:span></text:p>
        </text:list-item>
        <text:list-item>
          <text:p text:style-name="P27">details_data:<text:tab/>Data sets that matching the header definition</text:p>
        </text:list-item>
        <text:list-item>
          <text:p text:style-name="P27">Meta data in the root:<text:tab/><text:span text:style-name="T6">Date/time, different meta data like serial numbers, firmware versions and so on.</text:span></text:p>
        </text:list-item>
      </text:list>
      <text:p text:style-name="P6"/>
      <text:p text:style-name="P8">Files are readable with “ShowAnafiLog”. <text:span text:style-name="T18">It was originally made only for this log format but enhanced later. </text:span>Data will be put in a table with a fix number of columns according the header definitio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1T19:50:08.267791744</dc:date>
    <meta:editing-duration>PT28M5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614" meta:character-count="3816" meta:non-whitespace-character-count="3123"/>
  </office:meta>
</office:document-meta>
</file>